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bullet text:level="1" text:bullet-char="-">
        <style:list-level-properties text:space-before="0in" text:min-label-width="0.25in"/>
      </text:list-level-style-bullet>
    </text:list-style>
    <style:style style:name="P1" style:parent-style-name="Normalny" style:master-page-name="MP0" style:family="paragraph">
      <style:paragraph-properties fo:break-before="page" fo:text-align="end"/>
      <style:text-properties style:font-name="Arial"/>
    </style:style>
    <style:style style:name="P2" style:parent-style-name="Normalny" style:family="paragraph">
      <style:text-properties style:font-name="Arial"/>
    </style:style>
    <style:style style:name="P3" style:parent-style-name="Normalny" style:family="paragraph">
      <style:paragraph-properties fo:text-align="end" fo:margin-left="4.1347in" fo:text-indent="-0.5944in">
        <style:tab-stops/>
      </style:paragraph-properties>
      <style:text-properties style:font-name="Arial" fo:font-weight="bold" style:font-weight-asian="bold"/>
    </style:style>
    <style:style style:name="P4" style:parent-style-name="Normalny" style:family="paragraph">
      <style:paragraph-properties fo:text-align="end" fo:margin-left="4.1347in" fo:text-indent="-0.2013in">
        <style:tab-stops/>
      </style:paragraph-properties>
      <style:text-properties style:font-name="Arial" fo:font-weight="bold" style:font-weight-asian="bold"/>
    </style:style>
    <style:style style:name="P5" style:parent-style-name="Normalny" style:family="paragraph">
      <style:paragraph-properties fo:text-align="end"/>
    </style:style>
    <style:style style:name="T6" style:parent-style-name="Domyślnaczcionkaakapitu" style:family="text">
      <style:text-properties style:font-name="Arial" fo:font-weight="bold" style:font-weight-asian="bold"/>
    </style:style>
    <style:style style:name="T7" style:parent-style-name="Domyślnaczcionkaakapitu" style:family="text">
      <style:text-properties style:font-name="Arial" fo:font-weight="bold" style:font-weight-asian="bold"/>
    </style:style>
    <style:style style:name="T8" style:parent-style-name="Domyślnaczcionkaakapitu" style:family="text">
      <style:text-properties style:font-name="Arial" fo:font-weight="bold" style:font-weight-asian="bold"/>
    </style:style>
    <style:style style:name="T9" style:parent-style-name="Domyślnaczcionkaakapitu" style:family="text">
      <style:text-properties style:font-name="Arial" fo:font-weight="bold" style:font-weight-asian="bold"/>
    </style:style>
    <style:style style:name="T10" style:parent-style-name="Domyślnaczcionkaakapitu" style:family="text">
      <style:text-properties style:font-name="Arial" fo:font-weight="bold" style:font-weight-asian="bold"/>
    </style:style>
    <style:style style:name="T11" style:parent-style-name="Domyślnaczcionkaakapitu" style:family="text">
      <style:text-properties style:font-name="Arial" fo:font-weight="bold" style:font-weight-asian="bold"/>
    </style:style>
    <style:style style:name="T12" style:parent-style-name="Domyślnaczcionkaakapitu" style:family="text">
      <style:text-properties fo:font-weight="bold" style:font-weight-asian="bold"/>
    </style:style>
    <style:style style:name="P13" style:parent-style-name="Nagłówek1" style:family="paragraph">
      <style:text-properties fo:font-size="11pt" style:font-size-asian="11pt" style:font-size-complex="11pt"/>
    </style:style>
    <style:style style:name="P14" style:parent-style-name="Normalny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5" style:parent-style-name="Normalny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6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17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18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19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20" style:parent-style-name="Nagłówek2" style:family="paragraph">
      <style:text-properties fo:font-size="11pt" style:font-size-asian="11pt" style:font-size-complex="11pt"/>
    </style:style>
    <style:style style:name="P21" style:parent-style-name="Nagłówek2" style:family="paragraph">
      <style:text-properties fo:font-size="11pt" style:font-size-asian="11pt" style:font-size-complex="11pt" style:text-underline-type="none"/>
    </style:style>
    <style:style style:name="P22" style:parent-style-name="Normalny" style:family="paragraph">
      <style:text-properties fo:font-size="11pt" style:font-size-asian="11pt" style:font-size-complex="11pt"/>
    </style:style>
    <style:style style:name="P23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4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5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6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7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8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9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30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31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32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33" style:parent-style-name="Normalny" style:family="paragraph">
      <style:text-properties fo:font-size="11pt" style:font-size-asian="11pt" style:font-size-complex="11pt"/>
    </style:style>
    <style:style style:name="P34" style:parent-style-name="Normalny" style:family="paragraph">
      <style:text-properties fo:font-size="11pt" style:font-size-asian="11pt" style:font-size-complex="11pt"/>
    </style:style>
    <style:style style:name="P35" style:parent-style-name="Normalny" style:family="paragraph">
      <style:text-properties fo:font-size="11pt" style:font-size-asian="11pt" style:font-size-complex="11pt"/>
    </style:style>
    <style:style style:name="P36" style:parent-style-name="Normalny" style:family="paragraph">
      <style:text-properties fo:font-size="11pt" style:font-size-asian="11pt" style:font-size-complex="11pt"/>
    </style:style>
    <style:style style:name="P37" style:parent-style-name="Normalny" style:family="paragraph">
      <style:text-properties fo:font-size="11pt" style:font-size-asian="11pt" style:font-size-complex="11pt"/>
    </style:style>
    <style:style style:name="P38" style:parent-style-name="Normalny" style:family="paragraph">
      <style:text-properties style:font-name="Arial"/>
    </style:style>
    <style:style style:name="P39" style:parent-style-name="Normalny" style:family="paragraph">
      <style:paragraph-properties fo:text-align="center"/>
    </style:style>
    <style:style style:name="P40" style:parent-style-name="Normalny" style:family="paragraph">
      <style:paragraph-properties fo:margin-left="3.9333in" fo:text-indent="0.4916in">
        <style:tab-stops/>
      </style:paragraph-properties>
    </style:style>
    <style:style style:name="P41" style:parent-style-name="Normalny" style:family="paragraph">
      <style:text-properties style:font-name="Arial"/>
    </style:style>
    <style:style style:name="P42" style:parent-style-name="Normalny" style:family="paragraph">
      <style:text-properties style:font-name="Arial"/>
    </style:style>
    <style:style style:name="P43" style:parent-style-name="Normalny" style:family="paragraph">
      <style:text-properties style:font-name="Arial"/>
    </style:style>
    <style:style style:name="P44" style:parent-style-name="Normalny" style:family="paragraph">
      <style:text-properties style:font-name="Arial"/>
    </style:style>
    <style:style style:name="P45" style:parent-style-name="Normalny" style:family="paragraph">
      <style:text-properties style:font-name="Arial"/>
    </style:style>
    <style:style style:name="P46" style:parent-style-name="Normalny" style:family="paragraph">
      <style:text-properties style:font-name="Arial"/>
    </style:style>
    <style:style style:name="P47" style:parent-style-name="Normalny" style:family="paragraph">
      <style:text-properties style:font-name="Arial"/>
    </style:style>
    <style:style style:name="P48" style:parent-style-name="Normalny" style:family="paragraph">
      <style:text-properties style:font-name="Arial"/>
    </style:style>
    <style:style style:name="P49" style:parent-style-name="Normalny" style:family="paragraph">
      <style:text-properties fo:font-weight="bold" style:font-weight-asian="bold"/>
    </style:style>
    <style:style style:name="P50" style:parent-style-name="Normalny" style:family="paragraph"/>
    <style:style style:name="P51" style:parent-style-name="Normalny" style:family="paragraph"/>
    <style:style style:name="P52" style:parent-style-name="Normalny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P53" style:parent-style-name="Normalny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P54" style:parent-style-name="Normalny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P55" style:parent-style-name="Normalny" style:family="paragraph">
      <style:text-properties style:font-name="Arial"/>
    </style:style>
    <style:style style:name="P56" style:parent-style-name="Normalny" style:family="paragraph">
      <style:text-properties style:font-name="Arial"/>
    </style:style>
  </office:automatic-styles>
  <office:body>
    <office:text text:use-soft-page-breaks="true">
      <text:p text:style-name="P1">.................................</text:p>
      <text:p text:style-name="P2">.........................................................</text:p>
      <text:p text:style-name="Normalny">imię i nazwisko</text:p>
      <text:p text:style-name="Normalny">.........................................................<text:tab/><text:tab/><text:tab/><text:s text:c="11"/></text:p>
      <text:p text:style-name="Normalny">kod poczt. zamieszkały<text:tab/><text:tab/><text:tab/><text:tab/><text:tab/><text:tab/></text:p>
      <text:p text:style-name="Normalny"><text:tab/><text:tab/><text:tab/><text:tab/><text:tab/><text:tab/><text:tab/><text:tab/><text:s/></text:p>
      <text:p text:style-name="Normalny">........................................................</text:p>
      <text:p text:style-name="Normalny">ulica numer</text:p>
      <text:p text:style-name="P3">………………………………………</text:p>
      <text:p text:style-name="P4"/>
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text:s text:c="18"/></text:span><text:span text:style-name="T11"><text:tab/></text:span><text:span text:style-name="T12"><text:tab/></text:span><text:tab/><text:tab/><text:tab/><text:s text:c="2"/><text:tab/><text:tab/><text:tab/><text:tab/><text:tab/></text:p>
      <text:h text:style-name="Nagłówek1" text:outline-level="1"/>
      <text:h text:style-name="P13" text:outline-level="1">Wniosek</text:h>
      <text:p text:style-name="P14">o przyjęcie zgłoszenia na budowę ogrodzenia</text:p>
      <text:p text:style-name="P15"/>
      <text:p text:style-name="P16">Zgodnie z art. 30 ustawy z 7 lipca 1994r. – Prawo Budowlane<text:s/></text:p>
      <text:p text:style-name="P17">/Dz. U. Nr 89 poz. 414 z późniejszymi zmianami/</text:p>
      <text:p text:style-name="P18"/>
      <text:p text:style-name="P19"/>
      <text:h text:style-name="P20" text:outline-level="2"/>
      <text:h text:style-name="P21" text:outline-level="2">Zgłaszam</text:h>
      <text:p text:style-name="P22"/>
      <text:p text:style-name="P23">budowę ogrodzenia od strony:</text:p>
      <text:p text:style-name="P24">- ulicy /drogi, placu/ ...............................................................................................</text:p>
      <text:p text:style-name="P25">- na odcinku oznaczonym na planie zagospodarowania literami ...........................</text:p>
      <text:p text:style-name="P26">- zakres i sposób wykonywania robót: ...................................................................</text:p>
      <text:p text:style-name="P27">.................................................................................................................................</text:p>
      <text:p text:style-name="P28">.................................................................................................................................</text:p>
      <text:p text:style-name="P29">- użyte materiały: ....................................................................................................</text:p>
      <text:p text:style-name="P30">.................................................................................................................................</text:p>
      <text:p text:style-name="P31">- termin rozpoczęcia ...............................................................................................</text:p>
      <text:p text:style-name="P32">.................................................................................................................................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 text:c="127"/>.........................................</text:p>
      <text:p text:style-name="P40"><text:s text:c="7"/>podpis wnioskodawcy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Do zgłoszenia załączam:</text:p>
      <text:list text:style-name="LFO1" text:continue-numbering="true">
        <text:list-item>
          <text:p text:style-name="P50">Dowód stwierdzający prawo dysponowania nieruchomością</text:p>
        </text:list-item>
        <text:list-item>
          <text:p text:style-name="P51">Rysunki ogrodzenia tj. rozwinięcie, przekrój i rzuty ogrodzenia ze wskazaniem:</text:p>
        </text:list-item>
      </text:list>
      <text:list text:style-name="LFO2" text:continue-numbering="true">
        <text:list-item>
          <text:p text:style-name="P52">rozmieszczenia podstawowych elementów ogrodzenia, jak: wjazdy, <text:s/>itp.,</text:p>
        </text:list-item>
        <text:list-item>
          <text:p text:style-name="P53">określenia wysokości podmurówki i całości ogrodzenia oraz głębokości posadowienia,</text:p>
        </text:list-item>
        <text:list-item>
          <text:p text:style-name="P54">określenie na planie zagospodarowania przebiegu ogrodzenia<text:s/></text:p>
        </text:list-item>
      </text:list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text-align="center"/>
      <style:text-properties fo:font-size="12pt" style:font-size-asian="12pt" style:text-underline-type="single" style:text-underline-style="solid" style:text-underline-width="auto" style:text-underline-mode="continuous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text-align="justify"/>
      <style:text-properties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bullet text:level="1" text:bullet-char="-">
        <style:list-level-properties text:space-before="0in" text:min-label-width="0.25in"/>
      </text:list-level-style-bullet>
    </text:list-style>
    <style:page-layout style:name="PL0">
      <style:page-layout-properties fo:page-width="8.268in" fo:page-height="11.693in" style:print-orientation="portrait" fo:margin-top="0.9847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Mielec, dnia</dc:title>
    <meta:initial-creator>,</meta:initial-creator>
    <dc:creator>Paweł</dc:creator>
    <meta:creation-date>2011-09-16T10:07:00Z</meta:creation-date>
    <dc:date>2011-09-16T10:07:00Z</dc:date>
    <meta:template xlink:href="Normal" xlink:type="simple"/>
    <meta:editing-cycles>2</meta:editing-cycles>
    <meta:editing-duration>PT0S</meta:editing-duration>
    <meta:document-statistic meta:page-count="1" meta:paragraph-count="4" meta:word-count="313" meta:character-count="2193" meta:row-count="15" meta:non-whitespace-character-count="1884"/>
  </office:meta>
</office:document-meta>
</file>